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4b10" officeooo:paragraph-rsid="00214b1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00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</text:span><text:span text:style-name="T6">8</text:span><text:span text:style-name="T5">th</text:span> of <text:span text:style-name="T4">November</text:span><text:span text:style-name="T3"> </text:span>202<text:span text:style-name="T3">5</text:span> under the <text:span text:style-name="T6">53rd</text:span> PA Meeting.</text:p>
      <text:p text:style-name="P1"/>
      <text:p text:style-name="P1">The Assembly, recognising the current situation,</text:p>
      <text:p text:style-name="P1"/>
      <text:p text:style-name="P4">Constitutes the need to rename the server to Azuristan as the current name appears to be attracting people with undesirable ideological convictions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Eldegron</text:p>
      <text:p text:style-name="P4">Emeralda_axe7</text:p>
      <text:p text:style-name="P4">Lunar_Lunatic_</text:p>
      <text:p text:style-name="P4">Nicotinhoo</text:p>
      <text:p text:style-name="P1"/>
      <text:p text:style-name="P1"/>
      <text:p text:style-name="P1"/>
      <text:p text:style-name="Standard"><text:span text:style-name="T1">[</text:span><text:span text:style-name="T2">Motion 53-8: To rename the server to Azurista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8:27:01.083112308</dc:date>
    <meta:editing-duration>PT3M2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60" meta:character-count="410" meta:non-whitespace-character-count="361"/>
  </office:meta>
</office:document-meta>
</file>